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114.29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vg_avg2_deptsize</text:p>
          </table:table-cell>
          <table:table-cell office:value-type="string" calcext:value-type="string">
            <text:p>mvg_avg3_dept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male_hiring</text:p>
          </table:table-cell>
          <table:table-cell office:value-type="string" calcext:value-type="string">
            <text:p>total_female_hiring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  <table:table-cell office:value-type="string" calcext:value-type="string">
            <text:p>total_male_promotions</text:p>
          </table:table-cell>
          <table:table-cell office:value-type="string" calcext:value-type="string">
            <text:p>total_female_promo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SUM([.B1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1081081081" calcext:value-type="float">
            <text:p>0.1081081081</text:p>
          </table:table-cell>
          <table:table-cell office:value-type="float" office:value="0.2142857143" calcext:value-type="float">
            <text:p>0.2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0444444444" calcext:value-type="float">
            <text:p>0.0444444444</text:p>
          </table:table-cell>
          <table:table-cell office:value-type="float" office:value="74" calcext:value-type="float">
            <text:p>7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T2:.Y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D2:.AF2])" office:value-type="float" office:value="0" calcext:value-type="float">
            <text:p>0</text:p>
          </table:table-cell>
          <table:table-cell table:formula="of:=SUM([.AA2:.AC2])" office:value-type="float" office:value="0" calcext:value-type="float">
            <text:p>0</text:p>
          </table:table-cell>
          <table:table-cell table:formula="of:=SUM([.AA2:.AF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N2:.AP2])" office:value-type="float" office:value="0" calcext:value-type="float">
            <text:p>0</text:p>
          </table:table-cell>
          <table:table-cell table:formula="of:=SUM([.AK2:.AM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2:.D3])" office:value-type="float" office:value="15" calcext:value-type="float">
            <text:p>15</text:p>
          </table:table-cell>
          <table:table-cell table:formula="of:=([.H3]-[.H2])/[.H2]" office:value-type="float" office:value="0.875" calcext:value-type="float">
            <text:p>0.87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office:value-type="float" office:value="0.0985915493" calcext:value-type="float">
            <text:p>0.0985915493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476190476" calcext:value-type="float">
            <text:p>0.0476190476</text:p>
          </table:table-cell>
          <table:table-cell office:value-type="float" office:value="71" calcext:value-type="float">
            <text:p>71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formula="of:=AVERAGE([.Q2:.Q3])" office:value-type="float" office:value="-0.0202702702702703" calcext:value-type="float">
            <text:p>-0.0202702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3:.Y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D3:.AF3])" office:value-type="float" office:value="3" calcext:value-type="float">
            <text:p>3</text:p>
          </table:table-cell>
          <table:table-cell table:formula="of:=SUM([.AA3:.AC3])" office:value-type="float" office:value="0" calcext:value-type="float">
            <text:p>0</text:p>
          </table:table-cell>
          <table:table-cell table:formula="of:=SUM([.AA3:.AF3])" office:value-type="float" office:value="3" calcext:value-type="float">
            <text:p>3</text:p>
          </table:table-cell>
          <table:table-cell table:formula="of:=[.AI3]-[.Z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3:.AP3])" office:value-type="float" office:value="1" calcext:value-type="float">
            <text:p>1</text:p>
          </table:table-cell>
          <table:table-cell table:formula="of:=SUM([.AK3:.AM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3:.D4])" office:value-type="float" office:value="16" calcext:value-type="float">
            <text:p>16</text:p>
          </table:table-cell>
          <table:table-cell table:formula="of:=([.H4]-[.H3])/[.H3]" office:value-type="float" office:value="0.0666666666666667" calcext:value-type="float">
            <text:p>0.066666666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office:value-type="float" office:value="0.1153846154" calcext:value-type="float">
            <text:p>0.115384615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465116279" calcext:value-type="float">
            <text:p>0.0465116279</text:p>
          </table:table-cell>
          <table:table-cell office:value-type="float" office:value="78" calcext:value-type="float">
            <text:p>78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Q3:.Q4])" office:value-type="float" office:value="0.029025504377617" calcext:value-type="float">
            <text:p>0.0290255044</text:p>
          </table:table-cell>
          <table:table-cell table:formula="of:=AVERAGE([.Q2:.Q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T4:.Y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4:.AF4])" office:value-type="float" office:value="7" calcext:value-type="float">
            <text:p>7</text:p>
          </table:table-cell>
          <table:table-cell table:formula="of:=SUM([.AA4:.AC4])" office:value-type="float" office:value="2" calcext:value-type="float">
            <text:p>2</text:p>
          </table:table-cell>
          <table:table-cell table:formula="of:=SUM([.AA4:.AF4])" office:value-type="float" office:value="9" calcext:value-type="float">
            <text:p>9</text:p>
          </table:table-cell>
          <table:table-cell table:formula="of:=[.AI4]-[.Z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4:.AP4])" office:value-type="float" office:value="3" calcext:value-type="float">
            <text:p>3</text:p>
          </table:table-cell>
          <table:table-cell table:formula="of:=SUM([.AK4:.AM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4:.D5])" office:value-type="float" office:value="17" calcext:value-type="float">
            <text:p>17</text:p>
          </table:table-cell>
          <table:table-cell table:formula="of:=([.H5]-[.H4])/[.H4]" office:value-type="float" office:value="0.0625" calcext:value-type="float">
            <text:p>0.0625</text:p>
          </table:table-cell>
          <table:table-cell table:formula="of:=SUM([.E5:.G5])" office:value-type="float" office:value="70" calcext:value-type="float">
            <text:p>70</text:p>
          </table:table-cell>
          <table:table-cell table:formula="of:=([.J5]-[.J4])/[.J4]" office:value-type="float" office:value="0.0144927536231884" calcext:value-type="float">
            <text:p>0.0144927536</text:p>
          </table:table-cell>
          <table:table-cell office:value-type="float" office:value="0.1025641026" calcext:value-type="float">
            <text:p>0.102564102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0425531915" calcext:value-type="float">
            <text:p>0.0425531915</text:p>
          </table:table-cell>
          <table:table-cell office:value-type="float" office:value="78" calcext:value-type="float">
            <text:p>78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Q4:.Q5])" office:value-type="float" office:value="0.0492957746478873" calcext:value-type="float">
            <text:p>0.0492957746</text:p>
          </table:table-cell>
          <table:table-cell table:formula="of:=AVERAGE([.Q3:.Q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5:.Y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5:.AF5])" office:value-type="float" office:value="4" calcext:value-type="float">
            <text:p>4</text:p>
          </table:table-cell>
          <table:table-cell table:formula="of:=SUM([.AA5:.AC5])" office:value-type="float" office:value="0" calcext:value-type="float">
            <text:p>0</text:p>
          </table:table-cell>
          <table:table-cell table:formula="of:=SUM([.AA5:.AF5])" office:value-type="float" office:value="4" calcext:value-type="float">
            <text:p>4</text:p>
          </table:table-cell>
          <table:table-cell table:formula="of:=[.AI5]-[.Z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N5:.AP5])" office:value-type="float" office:value="6" calcext:value-type="float">
            <text:p>6</text:p>
          </table:table-cell>
          <table:table-cell table:formula="of:=SUM([.AK5:.AM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5:.D6])" office:value-type="float" office:value="20" calcext:value-type="float">
            <text:p>20</text:p>
          </table:table-cell>
          <table:table-cell table:formula="of:=([.H6]-[.H5])/[.H5]" office:value-type="float" office:value="0.176470588235294" calcext:value-type="float">
            <text:p>0.176470588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285714285714286" calcext:value-type="float">
            <text:p>0.0285714286</text:p>
          </table:table-cell>
          <table:table-cell office:value-type="float" office:value="0.1428571429" calcext:value-type="float">
            <text:p>0.1428571429</text:p>
          </table:table-cell>
          <table:table-cell office:value-type="float" office:value="0.2608695652" calcext:value-type="float">
            <text:p>0.2608695652</text:p>
          </table:table-cell>
          <table:table-cell office:value-type="float" office:value="0.25" calcext:value-type="float">
            <text:p>0.25</text:p>
          </table:table-cell>
          <table:table-cell office:value-type="float" office:value="0.0612244898" calcext:value-type="float">
            <text:p>0.0612244898</text:p>
          </table:table-cell>
          <table:table-cell office:value-type="float" office:value="84" calcext:value-type="float">
            <text:p>84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Q5:.Q6])" office:value-type="float" office:value="0.0384615384615385" calcext:value-type="float">
            <text:p>0.0384615385</text:p>
          </table:table-cell>
          <table:table-cell table:formula="of:=AVERAGE([.Q4:.Q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6:.Y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D6:.AF6])" office:value-type="float" office:value="5" calcext:value-type="float">
            <text:p>5</text:p>
          </table:table-cell>
          <table:table-cell table:formula="of:=SUM([.AA6:.AC6])" office:value-type="float" office:value="3" calcext:value-type="float">
            <text:p>3</text:p>
          </table:table-cell>
          <table:table-cell table:formula="of:=SUM([.AA6:.AF6])" office:value-type="float" office:value="8" calcext:value-type="float">
            <text:p>8</text:p>
          </table:table-cell>
          <table:table-cell table:formula="of:=[.AI6]-[.Z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N6:.AP6])" office:value-type="float" office:value="5" calcext:value-type="float">
            <text:p>5</text:p>
          </table:table-cell>
          <table:table-cell table:formula="of:=SUM([.AK6:.AM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6:.D7])" office:value-type="float" office:value="24" calcext:value-type="float">
            <text:p>24</text:p>
          </table:table-cell>
          <table:table-cell table:formula="of:=([.H7]-[.H6])/[.H6]" office:value-type="float" office:value="0.2" calcext:value-type="float">
            <text:p>0.2</text:p>
          </table:table-cell>
          <table:table-cell table:formula="of:=SUM([.E7:.G7])" office:value-type="float" office:value="73" calcext:value-type="float">
            <text:p>73</text:p>
          </table:table-cell>
          <table:table-cell table:formula="of:=([.J7]-[.J6])/[.J6]" office:value-type="float" office:value="0.0138888888888889" calcext:value-type="float">
            <text:p>0.0138888889</text:p>
          </table:table-cell>
          <table:table-cell office:value-type="float" office:value="0.1411764706" calcext:value-type="float">
            <text:p>0.1411764706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5" calcext:value-type="float">
            <text:p>85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Q6:.Q7])" office:value-type="float" office:value="0.0444139194139194" calcext:value-type="float">
            <text:p>0.0444139194</text:p>
          </table:table-cell>
          <table:table-cell table:formula="of:=AVERAGE([.Q5:.Q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7:.Y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D7:.AF7])" office:value-type="float" office:value="1" calcext:value-type="float">
            <text:p>1</text:p>
          </table:table-cell>
          <table:table-cell table:formula="of:=SUM([.AA7:.AC7])" office:value-type="float" office:value="1" calcext:value-type="float">
            <text:p>1</text:p>
          </table:table-cell>
          <table:table-cell table:formula="of:=SUM([.AA7:.AF7])" office:value-type="float" office:value="2" calcext:value-type="float">
            <text:p>2</text:p>
          </table:table-cell>
          <table:table-cell table:formula="of:=[.AI7]-[.Z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N7:.AP7])" office:value-type="float" office:value="0" calcext:value-type="float">
            <text:p>0</text:p>
          </table:table-cell>
          <table:table-cell table:formula="of:=SUM([.AK7:.AM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SUM([.B7:.D8])" office:value-type="float" office:value="24" calcext:value-type="float">
            <text:p>24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7" calcext:value-type="float">
            <text:p>77</text:p>
          </table:table-cell>
          <table:table-cell table:formula="of:=([.J8]-[.J7])/[.J7]" office:value-type="float" office:value="0.0547945205479452" calcext:value-type="float">
            <text:p>0.0547945205</text:p>
          </table:table-cell>
          <table:table-cell office:value-type="float" office:value="0.1348314607" calcext:value-type="float">
            <text:p>0.1348314607</text:p>
          </table:table-cell>
          <table:table-cell office:value-type="float" office:value="0.2307692308" calcext:value-type="float">
            <text:p>0.230769230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0784313725" calcext:value-type="float">
            <text:p>0.0784313725</text:p>
          </table:table-cell>
          <table:table-cell office:value-type="float" office:value="89" calcext:value-type="float">
            <text:p>89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Q7:.Q8])" office:value-type="float" office:value="0.0294817927170868" calcext:value-type="float">
            <text:p>0.0294817927</text:p>
          </table:table-cell>
          <table:table-cell table:formula="of:=AVERAGE([.Q6:.Q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T8:.Y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8:.AF8])" office:value-type="float" office:value="4" calcext:value-type="float">
            <text:p>4</text:p>
          </table:table-cell>
          <table:table-cell table:formula="of:=SUM([.AA8:.AC8])" office:value-type="float" office:value="1" calcext:value-type="float">
            <text:p>1</text:p>
          </table:table-cell>
          <table:table-cell table:formula="of:=SUM([.AA8:.AF8])" office:value-type="float" office:value="5" calcext:value-type="float">
            <text:p>5</text:p>
          </table:table-cell>
          <table:table-cell table:formula="of:=[.AI8]-[.Z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8:.AP8])" office:value-type="float" office:value="1" calcext:value-type="float">
            <text:p>1</text:p>
          </table:table-cell>
          <table:table-cell table:formula="of:=SUM([.AK8:.AM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8:.D9])" office:value-type="float" office:value="24" calcext:value-type="float">
            <text:p>24</text:p>
          </table:table-cell>
          <table:table-cell table:formula="of:=([.H9]-[.H8])/[.H8]" office:value-type="float" office:value="0" calcext:value-type="float">
            <text:p>0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38961038961039" calcext:value-type="float">
            <text:p>-0.038961039</text:p>
          </table:table-cell>
          <table:table-cell office:value-type="float" office:value="0.1395348837" calcext:value-type="float">
            <text:p>0.1395348837</text:p>
          </table:table-cell>
          <table:table-cell office:value-type="float" office:value="0.25" calcext:value-type="float">
            <text:p>0.25</text:p>
          </table:table-cell>
          <table:table-cell office:value-type="float" office:value="0.1538461538" calcext:value-type="float">
            <text:p>0.1538461538</text:p>
          </table:table-cell>
          <table:table-cell office:value-type="float" office:value="0.0816326531" calcext:value-type="float">
            <text:p>0.0816326531</text:p>
          </table:table-cell>
          <table:table-cell office:value-type="float" office:value="86" calcext:value-type="float">
            <text:p>86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Q8:.Q9])" office:value-type="float" office:value="0.00667547918043622" calcext:value-type="float">
            <text:p>0.0066754792</text:p>
          </table:table-cell>
          <table:table-cell table:formula="of:=AVERAGE([.Q7:.Q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T9:.Y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9:.AF9])" office:value-type="float" office:value="3" calcext:value-type="float">
            <text:p>3</text:p>
          </table:table-cell>
          <table:table-cell table:formula="of:=SUM([.AA9:.AC9])" office:value-type="float" office:value="0" calcext:value-type="float">
            <text:p>0</text:p>
          </table:table-cell>
          <table:table-cell table:formula="of:=SUM([.AA9:.AF9])" office:value-type="float" office:value="3" calcext:value-type="float">
            <text:p>3</text:p>
          </table:table-cell>
          <table:table-cell table:formula="of:=[.AI9]-[.Z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N9:.AP9])" office:value-type="float" office:value="2" calcext:value-type="float">
            <text:p>2</text:p>
          </table:table-cell>
          <table:table-cell table:formula="of:=SUM([.AK9:.AM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9:.D10])" office:value-type="float" office:value="23" calcext:value-type="float">
            <text:p>23</text:p>
          </table:table-cell>
          <table:table-cell table:formula="of:=([.H10]-[.H9])/[.H9]" office:value-type="float" office:value="-0.0416666666666667" calcext:value-type="float">
            <text:p>-0.0416666667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office:value-type="float" office:value="0.1358024691" calcext:value-type="float">
            <text:p>0.1358024691</text:p>
          </table:table-cell>
          <table:table-cell office:value-type="float" office:value="0.1578947368" calcext:value-type="float">
            <text:p>0.1578947368</text:p>
          </table:table-cell>
          <table:table-cell office:value-type="float" office:value="0.2" calcext:value-type="float">
            <text:p>0.2</text:p>
          </table:table-cell>
          <table:table-cell office:value-type="float" office:value="0.1063829787" calcext:value-type="float">
            <text:p>0.1063829787</text:p>
          </table:table-cell>
          <table:table-cell office:value-type="float" office:value="81" calcext:value-type="float">
            <text:p>81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Q9:.Q10])" office:value-type="float" office:value="-0.0459237000261301" calcext:value-type="float">
            <text:p>-0.0459237</text:p>
          </table:table-cell>
          <table:table-cell table:formula="of:=AVERAGE([.Q8:.Q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T10:.Y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D10:.AF10])" office:value-type="float" office:value="4" calcext:value-type="float">
            <text:p>4</text:p>
          </table:table-cell>
          <table:table-cell table:formula="of:=SUM([.AA10:.AC10])" office:value-type="float" office:value="0" calcext:value-type="float">
            <text:p>0</text:p>
          </table:table-cell>
          <table:table-cell table:formula="of:=SUM([.AA10:.AF10])" office:value-type="float" office:value="4" calcext:value-type="float">
            <text:p>4</text:p>
          </table:table-cell>
          <table:table-cell table:formula="of:=[.AI10]-[.Z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10:.AP10])" office:value-type="float" office:value="2" calcext:value-type="float">
            <text:p>2</text:p>
          </table:table-cell>
          <table:table-cell table:formula="of:=SUM([.AK10:.AM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0:.D11])" office:value-type="float" office:value="25" calcext:value-type="float">
            <text:p>25</text:p>
          </table:table-cell>
          <table:table-cell table:formula="of:=([.H11]-[.H10])/[.H10]" office:value-type="float" office:value="0.0869565217391304" calcext:value-type="float">
            <text:p>0.086956521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office:value-type="float" office:value="0.1686746988" calcext:value-type="float">
            <text:p>0.1686746988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0.2352941176" calcext:value-type="float">
            <text:p>0.2352941176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3" calcext:value-type="float">
            <text:p>83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Q10:.Q11])" office:value-type="float" office:value="-0.0167240884295148" calcext:value-type="float">
            <text:p>-0.0167240884</text:p>
          </table:table-cell>
          <table:table-cell table:formula="of:=AVERAGE([.Q9:.Q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11:.Y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D11:.AF11])" office:value-type="float" office:value="4" calcext:value-type="float">
            <text:p>4</text:p>
          </table:table-cell>
          <table:table-cell table:formula="of:=SUM([.AA11:.AC11])" office:value-type="float" office:value="3" calcext:value-type="float">
            <text:p>3</text:p>
          </table:table-cell>
          <table:table-cell table:formula="of:=SUM([.AA11:.AF11])" office:value-type="float" office:value="7" calcext:value-type="float">
            <text:p>7</text:p>
          </table:table-cell>
          <table:table-cell table:formula="of:=[.AI11]-[.Z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11:.AP11])" office:value-type="float" office:value="3" calcext:value-type="float">
            <text:p>3</text:p>
          </table:table-cell>
          <table:table-cell table:formula="of:=SUM([.AK11:.AM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1:.D12])" office:value-type="float" office:value="28" calcext:value-type="float">
            <text:p>28</text:p>
          </table:table-cell>
          <table:table-cell table:formula="of:=([.H12]-[.H11])/[.H11]" office:value-type="float" office:value="0.12" calcext:value-type="float">
            <text:p>0.12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office:value-type="float" office:value="0.1728395062" calcext:value-type="float">
            <text:p>0.1728395062</text:p>
          </table:table-cell>
          <table:table-cell office:value-type="float" office:value="0.2631578947" calcext:value-type="float">
            <text:p>0.2631578947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041666667" calcext:value-type="float">
            <text:p>0.1041666667</text:p>
          </table:table-cell>
          <table:table-cell office:value-type="float" office:value="81" calcext:value-type="float">
            <text:p>81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Q11:.Q12])" office:value-type="float" office:value="0.00029748624126134" calcext:value-type="float">
            <text:p>0.0002974862</text:p>
          </table:table-cell>
          <table:table-cell table:formula="of:=AVERAGE([.Q10:.Q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T12:.Y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D12:.AF12])" office:value-type="float" office:value="4" calcext:value-type="float">
            <text:p>4</text:p>
          </table:table-cell>
          <table:table-cell table:formula="of:=SUM([.AA12:.AC12])" office:value-type="float" office:value="1" calcext:value-type="float">
            <text:p>1</text:p>
          </table:table-cell>
          <table:table-cell table:formula="of:=SUM([.AA12:.AF12])" office:value-type="float" office:value="5" calcext:value-type="float">
            <text:p>5</text:p>
          </table:table-cell>
          <table:table-cell table:formula="of:=[.AI12]-[.Z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12:.AP12])" office:value-type="float" office:value="3" calcext:value-type="float">
            <text:p>3</text:p>
          </table:table-cell>
          <table:table-cell table:formula="of:=SUM([.AK12:.AM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2:.D13])" office:value-type="float" office:value="32" calcext:value-type="float">
            <text:p>32</text:p>
          </table:table-cell>
          <table:table-cell table:formula="of:=([.H13]-[.H12])/[.H12]" office:value-type="float" office:value="0.142857142857143" calcext:value-type="float">
            <text:p>0.1428571429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office:value-type="float" office:value="0.2195121951" calcext:value-type="float">
            <text:p>0.219512195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82" calcext:value-type="float">
            <text:p>82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Q12:.Q13])" office:value-type="float" office:value="-0.0058753532649115" calcext:value-type="float">
            <text:p>-0.0058753533</text:p>
          </table:table-cell>
          <table:table-cell table:formula="of:=AVERAGE([.Q11:.Q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3:.Y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D13:.AF13])" office:value-type="float" office:value="4" calcext:value-type="float">
            <text:p>4</text:p>
          </table:table-cell>
          <table:table-cell table:formula="of:=SUM([.AA13:.AC13])" office:value-type="float" office:value="4" calcext:value-type="float">
            <text:p>4</text:p>
          </table:table-cell>
          <table:table-cell table:formula="of:=SUM([.AA13:.AF13])" office:value-type="float" office:value="8" calcext:value-type="float">
            <text:p>8</text:p>
          </table:table-cell>
          <table:table-cell table:formula="of:=[.AI13]-[.Z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N13:.AP13])" office:value-type="float" office:value="0" calcext:value-type="float">
            <text:p>0</text:p>
          </table:table-cell>
          <table:table-cell table:formula="of:=SUM([.AK13:.AM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3:.D14])" office:value-type="float" office:value="37" calcext:value-type="float">
            <text:p>37</text:p>
          </table:table-cell>
          <table:table-cell table:formula="of:=([.H14]-[.H13])/[.H13]" office:value-type="float" office:value="0.15625" calcext:value-type="float">
            <text:p>0.15625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office:value-type="float" office:value="0.2134831461" calcext:value-type="float">
            <text:p>0.2134831461</text:p>
          </table:table-cell>
          <table:table-cell office:value-type="float" office:value="0.32" calcext:value-type="float">
            <text:p>0.32</text:p>
          </table:table-cell>
          <table:table-cell office:value-type="float" office:value="0.2857142857" calcext:value-type="float">
            <text:p>0.2857142857</text:p>
          </table:table-cell>
          <table:table-cell office:value-type="float" office:value="0.1162790698" calcext:value-type="float">
            <text:p>0.1162790698</text:p>
          </table:table-cell>
          <table:table-cell office:value-type="float" office:value="89" calcext:value-type="float">
            <text:p>89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Q13:.Q14])" office:value-type="float" office:value="0.0488557663354411" calcext:value-type="float">
            <text:p>0.0488557663</text:p>
          </table:table-cell>
          <table:table-cell table:formula="of:=AVERAGE([.Q12:.Q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14:.Y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D14:.AF14])" office:value-type="float" office:value="7" calcext:value-type="float">
            <text:p>7</text:p>
          </table:table-cell>
          <table:table-cell table:formula="of:=SUM([.AA14:.AC14])" office:value-type="float" office:value="3" calcext:value-type="float">
            <text:p>3</text:p>
          </table:table-cell>
          <table:table-cell table:formula="of:=SUM([.AA14:.AF14])" office:value-type="float" office:value="10" calcext:value-type="float">
            <text:p>10</text:p>
          </table:table-cell>
          <table:table-cell table:formula="of:=[.AI14]-[.Z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14:.AP14])" office:value-type="float" office:value="2" calcext:value-type="float">
            <text:p>2</text:p>
          </table:table-cell>
          <table:table-cell table:formula="of:=SUM([.AK14:.AM1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2:44:17.109411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4:17:45.312925856</dc:date>
    <meta:editing-duration>P1DT4H3M37S</meta:editing-duration>
    <meta:editing-cycles>18</meta:editing-cycles>
    <meta:generator>LibreOffice/5.1.6.2$Linux_X86_64 LibreOffice_project/10m0$Build-2</meta:generator>
    <meta:document-statistic meta:table-count="1" meta:cell-count="616" meta:object-count="0"/>
  </office:meta>
</office:document-meta>
</file>